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5d9e7" officeooo:paragraph-rsid="0015d9e7"/>
    </style:style>
    <style:style style:name="P2" style:family="paragraph" style:parent-style-name="Standard">
      <style:text-properties officeooo:rsid="0016b9e4" officeooo:paragraph-rsid="0016b9e4"/>
    </style:style>
    <style:style style:name="P3" style:family="paragraph" style:parent-style-name="Standard">
      <style:text-properties officeooo:rsid="0018fd4b" officeooo:paragraph-rsid="0018fd4b"/>
    </style:style>
    <style:style style:name="P4" style:family="paragraph" style:parent-style-name="Standard">
      <style:text-properties officeooo:rsid="001a572c" officeooo:paragraph-rsid="001a572c"/>
    </style:style>
    <style:style style:name="P5" style:family="paragraph" style:parent-style-name="Standard">
      <style:text-properties officeooo:rsid="001c84e6" officeooo:paragraph-rsid="001c84e6"/>
    </style:style>
    <style:style style:name="P6" style:family="paragraph" style:parent-style-name="Standard">
      <style:text-properties officeooo:rsid="001fdcc5" officeooo:paragraph-rsid="001fdcc5"/>
    </style:style>
    <style:style style:name="P7" style:family="paragraph" style:parent-style-name="Standard">
      <style:text-properties officeooo:rsid="00208c85" officeooo:paragraph-rsid="00208c85"/>
    </style:style>
    <style:style style:name="P8" style:family="paragraph" style:parent-style-name="Standard">
      <style:text-properties officeooo:rsid="0023f247" officeooo:paragraph-rsid="0023f247"/>
    </style:style>
    <style:style style:name="P9" style:family="paragraph" style:parent-style-name="Standard">
      <style:text-properties officeooo:rsid="00247dfd" officeooo:paragraph-rsid="00247dfd"/>
    </style:style>
    <style:style style:name="P10" style:family="paragraph" style:parent-style-name="Standard">
      <style:text-properties officeooo:rsid="0024b0fb" officeooo:paragraph-rsid="0024b0fb"/>
    </style:style>
    <style:style style:name="P11" style:family="paragraph" style:parent-style-name="Standard">
      <style:text-properties officeooo:rsid="00267f76" officeooo:paragraph-rsid="00267f76"/>
    </style:style>
    <style:style style:name="P12" style:family="paragraph" style:parent-style-name="Standard">
      <style:text-properties officeooo:rsid="00281ba7" officeooo:paragraph-rsid="00281ba7"/>
    </style:style>
    <style:style style:name="P13" style:family="paragraph" style:parent-style-name="Standard">
      <style:text-properties officeooo:rsid="00299801" officeooo:paragraph-rsid="00299801"/>
    </style:style>
    <style:style style:name="P14" style:family="paragraph" style:parent-style-name="Standard">
      <style:text-properties officeooo:rsid="002b7ef1" officeooo:paragraph-rsid="002b7ef1"/>
    </style:style>
    <style:style style:name="P15" style:family="paragraph" style:parent-style-name="Standard">
      <style:text-properties officeooo:rsid="002d6f09" officeooo:paragraph-rsid="002d6f09"/>
    </style:style>
    <style:style style:name="P16" style:family="paragraph" style:parent-style-name="Standard">
      <style:text-properties officeooo:rsid="002f3884" officeooo:paragraph-rsid="002f3884"/>
    </style:style>
    <style:style style:name="P17" style:family="paragraph" style:parent-style-name="Standard">
      <style:text-properties officeooo:rsid="002f549d" officeooo:paragraph-rsid="002f549d"/>
    </style:style>
    <style:style style:name="P18" style:family="paragraph" style:parent-style-name="Standard">
      <style:text-properties officeooo:rsid="0032de19" officeooo:paragraph-rsid="0032de19"/>
    </style:style>
    <style:style style:name="P19" style:family="paragraph" style:parent-style-name="Standard">
      <style:text-properties officeooo:rsid="0034db11" officeooo:paragraph-rsid="0034db11"/>
    </style:style>
    <style:style style:name="P20" style:family="paragraph" style:parent-style-name="Standard">
      <style:text-properties officeooo:rsid="00371783" officeooo:paragraph-rsid="00371783"/>
    </style:style>
    <style:style style:name="P21" style:family="paragraph" style:parent-style-name="Standard">
      <style:text-properties officeooo:rsid="0037817e" officeooo:paragraph-rsid="0037817e"/>
    </style:style>
    <style:style style:name="P22" style:family="paragraph" style:parent-style-name="Standard">
      <style:text-properties officeooo:rsid="00389b5c" officeooo:paragraph-rsid="00389b5c"/>
    </style:style>
    <style:style style:name="P23" style:family="paragraph" style:parent-style-name="Standard">
      <style:text-properties officeooo:rsid="003b8068" officeooo:paragraph-rsid="003b8068"/>
    </style:style>
    <style:style style:name="P24" style:family="paragraph" style:parent-style-name="Standard">
      <style:text-properties officeooo:rsid="003b9e48" officeooo:paragraph-rsid="003b9e48"/>
    </style:style>
    <style:style style:name="P25" style:family="paragraph" style:parent-style-name="Standard">
      <style:text-properties officeooo:rsid="003d64b5" officeooo:paragraph-rsid="003d64b5"/>
    </style:style>
    <style:style style:name="P26" style:family="paragraph" style:parent-style-name="Standard">
      <style:text-properties officeooo:rsid="0040211a" officeooo:paragraph-rsid="0040211a"/>
    </style:style>
    <style:style style:name="P27" style:family="paragraph" style:parent-style-name="Standard">
      <style:text-properties officeooo:rsid="00452812" officeooo:paragraph-rsid="00452812"/>
    </style:style>
    <style:style style:name="P28" style:family="paragraph" style:parent-style-name="Standard">
      <style:text-properties officeooo:rsid="00466ef5" officeooo:paragraph-rsid="00466ef5"/>
    </style:style>
    <style:style style:name="P29" style:family="paragraph" style:parent-style-name="Standard">
      <style:text-properties officeooo:rsid="004a60fe" officeooo:paragraph-rsid="004a60fe"/>
    </style:style>
    <style:style style:name="P30" style:family="paragraph" style:parent-style-name="Standard">
      <style:text-properties officeooo:rsid="004c710e" officeooo:paragraph-rsid="004c710e"/>
    </style:style>
    <style:style style:name="P31" style:family="paragraph" style:parent-style-name="Standard">
      <style:text-properties officeooo:rsid="004db7ed" officeooo:paragraph-rsid="004db7ed"/>
    </style:style>
    <style:style style:name="P32" style:family="paragraph" style:parent-style-name="Standard">
      <style:text-properties officeooo:rsid="004e0cbf" officeooo:paragraph-rsid="004e0cbf"/>
    </style:style>
    <style:style style:name="P33" style:family="paragraph" style:parent-style-name="Standard">
      <style:text-properties officeooo:rsid="004f8485" officeooo:paragraph-rsid="004f8485"/>
    </style:style>
    <style:style style:name="P34" style:family="paragraph" style:parent-style-name="Standard">
      <style:text-properties officeooo:rsid="00520032" officeooo:paragraph-rsid="00520032"/>
    </style:style>
    <style:style style:name="T1" style:family="text">
      <style:text-properties officeooo:rsid="00173ec7"/>
    </style:style>
    <style:style style:name="T2" style:family="text">
      <style:text-properties officeooo:rsid="0018cf08"/>
    </style:style>
    <style:style style:name="T3" style:family="text">
      <style:text-properties officeooo:rsid="0019c73c"/>
    </style:style>
    <style:style style:name="T4" style:family="text">
      <style:text-properties officeooo:rsid="001a572c"/>
    </style:style>
    <style:style style:name="T5" style:family="text">
      <style:text-properties officeooo:rsid="001b2bd0"/>
    </style:style>
    <style:style style:name="T6" style:family="text">
      <style:text-properties officeooo:rsid="001ddcd6"/>
    </style:style>
    <style:style style:name="T7" style:family="text">
      <style:text-properties officeooo:rsid="0022815b"/>
    </style:style>
    <style:style style:name="T8" style:family="text">
      <style:text-properties officeooo:rsid="0024dcb1"/>
    </style:style>
    <style:style style:name="T9" style:family="text">
      <style:text-properties officeooo:rsid="00257a7f"/>
    </style:style>
    <style:style style:name="T10" style:family="text">
      <style:text-properties officeooo:rsid="0027b1c3"/>
    </style:style>
    <style:style style:name="T11" style:family="text">
      <style:text-properties officeooo:rsid="002ca777"/>
    </style:style>
    <style:style style:name="T12" style:family="text">
      <style:text-properties officeooo:rsid="002f8a2c"/>
    </style:style>
    <style:style style:name="T13" style:family="text">
      <style:text-properties officeooo:rsid="00309464"/>
    </style:style>
    <style:style style:name="T14" style:family="text">
      <style:text-properties officeooo:rsid="00314d17"/>
    </style:style>
    <style:style style:name="T15" style:family="text">
      <style:text-properties officeooo:rsid="00321fd2"/>
    </style:style>
    <style:style style:name="T16" style:family="text">
      <style:text-properties officeooo:rsid="0036743c"/>
    </style:style>
    <style:style style:name="T17" style:family="text">
      <style:text-properties officeooo:rsid="00368184"/>
    </style:style>
    <style:style style:name="T18" style:family="text">
      <style:text-properties officeooo:rsid="00377e5c"/>
    </style:style>
    <style:style style:name="T19" style:family="text">
      <style:text-properties officeooo:rsid="00387b72"/>
    </style:style>
    <style:style style:name="T20" style:family="text">
      <style:text-properties officeooo:rsid="003c4a6a"/>
    </style:style>
    <style:style style:name="T21" style:family="text">
      <style:text-properties officeooo:rsid="003e54d0"/>
    </style:style>
    <style:style style:name="T22" style:family="text">
      <style:text-properties officeooo:rsid="003fe96c"/>
    </style:style>
    <style:style style:name="T23" style:family="text">
      <style:text-properties officeooo:rsid="0041b1ff"/>
    </style:style>
    <style:style style:name="T24" style:family="text">
      <style:text-properties officeooo:rsid="0042a4b7"/>
    </style:style>
    <style:style style:name="T25" style:family="text">
      <style:text-properties officeooo:rsid="00478b10"/>
    </style:style>
    <style:style style:name="T26" style:family="text">
      <style:text-properties officeooo:rsid="00489fcd"/>
    </style:style>
    <style:style style:name="T27" style:family="text">
      <style:text-properties officeooo:rsid="004ad18c"/>
    </style:style>
    <style:style style:name="T28" style:family="text">
      <style:text-properties officeooo:rsid="004bc52d"/>
    </style:style>
    <style:style style:name="T29" style:family="text">
      <style:text-properties officeooo:rsid="0051d7bc"/>
    </style:style>
    <style:style style:name="T30" style:family="text">
      <style:text-properties officeooo:rsid="0053c93c"/>
    </style:style>
    <style:style style:name="T31" style:family="text">
      <style:text-properties officeooo:rsid="0055c1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eva, Geneva, The plane landed at Geneva. <text:s/>The Plane landed at Geneva. </text:p>
      <text:p text:style-name="P2">Healthy liver versus Fatty liver. <text:span text:style-name="T1">Non-alcoholic fatty liver disease. </text:span><text:span text:style-name="T2">Healthy liver versus fatty liver, non-alcoholic fatty liver disease. </text:span></text:p>
      <text:p text:style-name="P3">Take a selfie. The most important thing during a flood is to take a selfie. He posted a close up of selfies on his Instagram last night. <text:s/><text:span text:style-name="T3">Can you take </text:span><text:span text:style-name="T4">a selfie</text:span><text:span text:style-name="T3"> of me please? </text:span></text:p>
      <text:p text:style-name="P4">Sanitary pad for women, how to wear sanitary pad. <text:s/><text:span text:style-name="T5">Everything to know about sanitary pad. </text:span></text:p>
      <text:p text:style-name="P5">Chicken feet recipe, chicken feet under the microscope. <text:span text:style-name="T6">I’ll take you to China town for dim sum. </text:span></text:p>
      <text:p text:style-name="P6">For breakfast, we went for dim sum at Chinese restaurant. </text:p>
      <text:p text:style-name="P7">Accelerated brain aging during COVID-19 pandemic. <text:span text:style-name="T7">Accelerated brain aging during COVID-19 pandemic. </text:span></text:p>
      <text:p text:style-name="P8">Day in and day out, day in and day out. </text:p>
      <text:p text:style-name="P9">Seeking hospice caretaker. Seeking hospice caretaker. </text:p>
      <text:p text:style-name="P10">He suddenly went psycho and started shooting in all directions. <text:s/><text:span text:style-name="T8">The man is a psycho. Psychology, psychological . </text:span><text:span text:style-name="T9">He suddenly went psycho and started shooting in all directions. </text:span></text:p>
      <text:p text:style-name="P11">Fate, fate, the doctor was going to decide my fate. <text:span text:style-name="T10">The doctor was going to decide my fate. </text:span></text:p>
      <text:p text:style-name="P12">High inflation, high deflation. High inflation, high deflation. </text:p>
      <text:p text:style-name="P13">Moon is alone too, but it still shines. Moon is alone too, but it still shines. </text:p>
      <text:p text:style-name="P14">A scarecrow is used to frighten birds away in fields. <text:span text:style-name="T11">A scarecrow is used to frighten birds away in fields. </text:span></text:p>
      <text:p text:style-name="P15">Armenia Country, Armenia Country. Armenia Country. </text:p>
      <text:p text:style-name="P16">Latvia Country, Latvia Country. Latvia Country. </text:p>
      <text:p text:style-name="P17">Cross eyes and bad teeth. <text:s/>Some netizens questioned that <text:span text:style-name="T12">the </text:span>girl had cross eyes and bad teeth. <text:span text:style-name="T13">Cause and treatment for crossed eyes </text:span><text:span text:style-name="T14">i</text:span><text:span text:style-name="T15">n</text:span><text:span text:style-name="T13"> newborns. </text:span><text:span text:style-name="T15">Cause and treatment for crossed eyes in newborns.</text:span></text:p>
      <text:p text:style-name="P18">Self-developed, cut-edge technology. Self-developed products. Cut edge technology.</text:p>
      <text:p text:style-name="P19">Why is China installing windmills so fast? <text:s/><text:span text:style-name="T16">Windmills landmarks. </text:span><text:span text:style-name="T17">Harnessing the wind, the role of windmills in renewable energy source. </text:span></text:p>
      <text:p text:style-name="P20">Cyprus, Cyprus, The joy turned to tragedy during his years in Cyprus. <text:s/><text:span text:style-name="T18">The joy turned to tragedy during his years in Cyprus.</text:span></text:p>
      <text:p text:style-name="P21">A dog helps his owner <text:span text:style-name="T19">after</text:span> seeing him struggling with a head load. <text:span text:style-name="T19">A dog helps his owner after seeing him struggling with a heavy load.</text:span></text:p>
      <text:p text:style-name="P22">Toothpick, dental floss. Toothpick, dental floss. </text:p>
      <text:p text:style-name="P23">Go forward 100 meters for passengers with interline tickets.</text:p>
      <text:p text:style-name="P24">Property management company, property management fee. <text:s/><text:span text:style-name="T20">How much does property management cost in Yantai City?</text:span></text:p>
      <text:p text:style-name="P25">If I jump off a building, <text:span text:style-name="T21">will</text:span> I die <text:span text:style-name="T21">from the</text:span> impact <text:span text:style-name="T21">of</text:span> hitting the ground? <text:span text:style-name="T22">He committed suicide by jumping off a building. </text:span></text:p>
      <text:p text:style-name="P26">Dustbin, To the dustbin it goes, right? Dustbin, dustpan. Broom. <text:s/><text:span text:style-name="T23">Mop the floor. </text:span><text:span text:style-name="T24">Bucket. Armed with a mop and bucket, I started washing the floor.</text:span></text:p>
      <text:p text:style-name="P27">Equivalent Series Resistance, Equivalent Series Inductance.</text:p>
      <text:p text:style-name="P28">Nicotine, <text:s/><text:span text:style-name="T25">How much nicotine does one cigarette have? </text:span><text:span text:style-name="T26">How long does nicotine stay in your system?</text:span></text:p>
      <text:p text:style-name="P29">How to breed <text:span text:style-name="T27">goldfish? How to take care of goldfish? <text:s/></text:span><text:span text:style-name="T28">Can goldfish live alone?</text:span></text:p>
      <text:p text:style-name="P30">Last meal with good friends in Alaska.</text:p>
      <text:p text:style-name="P31">Hair dryer, hand dryer, hair dryer, hand dryer.</text:p>
      <text:p text:style-name="P32">Excitation voltage, apply excitation voltage to the sensor.</text:p>
      <text:p text:style-name="P33">The transfer function is a <text:span text:style-name="T29">mathematical</text:span> relationship linking a stimulus to an excitation.</text:p>
      <text:p text:style-name="P34">One way to improve your sleeping quality is <text:span text:style-name="T30">by</text:span> invest<text:span text:style-name="T30">ing in</text:span> great bed sheet<text:span text:style-name="T31">s</text:span>.</text:p>
      <text:p text:style-name="P34"/>
      <text:p text:style-name="P34"/>
      <text:p text:style-name="P34"/>
      <text:p text:style-name="P33"/>
      <text:p text:style-name="P33"><text:soft-page-break/></text:p>
      <text:p text:style-name="P25"/>
      <text:p text:style-name="P22"/>
      <text:p text:style-name="P22"/>
      <text:p text:style-name="P21"/>
      <text:p text:style-name="P21"/>
      <text:p text:style-name="P21"/>
      <text:p text:style-name="P19"/>
      <text:p text:style-name="P19"/>
      <text:p text:style-name="P17"/>
      <text:p text:style-name="P17"/>
      <text:p text:style-name="P17"/>
      <text:p text:style-name="P15"/>
      <text:p text:style-name="P15"/>
      <text:p text:style-name="P15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18:26:28.972962928</meta:creation-date>
    <dc:date>2025-08-01T18:55:18.031014634</dc:date>
    <meta:editing-duration>PT28M15S</meta:editing-duration>
    <meta:editing-cycles>66</meta:editing-cycles>
    <meta:generator>LibreOffice/24.8.7.2$Linux_X86_64 LibreOffice_project/480$Build-2</meta:generator>
    <meta:document-statistic meta:table-count="0" meta:image-count="0" meta:object-count="0" meta:page-count="2" meta:paragraph-count="34" meta:word-count="511" meta:character-count="3151" meta:non-whitespace-character-count="2644"/>
  </office:meta>
</office:document-meta>
</file>